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02790e" officeooo:paragraph-rsid="0002790e"/>
    </style:style>
    <style:style style:name="P2" style:family="paragraph" style:parent-style-name="Standard">
      <style:paragraph-properties fo:text-align="start" style:justify-single-word="false"/>
      <style:text-properties officeooo:rsid="0002790e" officeooo:paragraph-rsid="0002790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by Freeman</text:p>
      <text:p text:style-name="P1">Prof. Harvey</text:p>
      <text:p text:style-name="P1">Reading Response 3</text:p>
      <text:p text:style-name="P2"><text:tab/></text:p>
      <text:p text:style-name="P2"/>
      <text:p text:style-name="P2">1. The significance of her narrative is that while there may only be one kind of English there a multitude of ways to speak it. Even without realizing it we all probably speak English a little bit different than each other with our family and friends. Looking at my family we have our own type of slang we use with each other and no one else.</text:p>
      <text:p text:style-name="P2"/>
      <text:p text:style-name="P2">2. I like that she makes it possible to see her as a normal person. I usually put authors and the such on a pedestal and make them out to be something I can’t even comprehend, but she makes it very easy with her description of her mother and how she grew up to make it seem like we’re on the same level.</text:p>
      <text:p text:style-name="P2"/>
      <text:p text:style-name="P2">3. I’m not sure what could have been done better in this narrative. I really liked how she spoke, you could definitely tell <text:s/>what she meant when she said she spoke differently depending on who she was arou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1T08:36:22.257516576</meta:creation-date>
    <dc:date>2016-09-21T08:46:33.631689411</dc:date>
    <meta:editing-duration>P0D</meta:editing-duration>
    <meta:editing-cycles>1</meta:editing-cycles>
    <meta:document-statistic meta:table-count="0" meta:image-count="0" meta:object-count="0" meta:page-count="1" meta:paragraph-count="7" meta:word-count="174" meta:character-count="897" meta:non-whitespace-character-count="726"/>
    <meta:generator>LibreOffice/5.1.4.2$Linux_X86_64 LibreOffice_project/10m0$Build-2</meta:generator>
  </office:meta>
</office:document-meta>
</file>